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chitectur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573</text:p>
          </table:table-cell>
          <table:table-cell office:value-type="string" table:style-name="ce1">
            <text:p>Indian Institute of Technology Kharagpur</text:p>
          </table:table-cell>
          <table:table-cell office:value-type="float" office:value="78.58" table:style-name="ce1">
            <text:p>78.58</text:p>
          </table:table-cell>
          <table:table-cell office:value-type="float" office:value="79.73" table:style-name="ce1">
            <text:p>79.73</text:p>
          </table:table-cell>
          <table:table-cell office:value-type="float" office:value="91.8" table:style-name="ce1">
            <text:p>91.8</text:p>
          </table:table-cell>
          <table:table-cell office:value-type="float" office:value="71.709999999999994" table:style-name="ce1">
            <text:p>71.71</text:p>
          </table:table-cell>
          <table:table-cell office:value-type="float" office:value="75.540000000000006" table:style-name="ce1">
            <text:p>75.54</text:p>
          </table:table-cell>
          <table:table-cell office:value-type="string" table:style-name="ce1">
            <text:p>Kharagpur</text:p>
          </table:table-cell>
          <table:table-cell office:value-type="string" table:style-name="ce1">
            <text:p>West Benga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560</text:p>
          </table:table-cell>
          <table:table-cell office:value-type="string" table:style-name="ce1">
            <text:p>Indian Institute of Technology Roorkee</text:p>
          </table:table-cell>
          <table:table-cell office:value-type="float" office:value="81.319999999999993" table:style-name="ce1">
            <text:p>81.32</text:p>
          </table:table-cell>
          <table:table-cell office:value-type="float" office:value="85.34" table:style-name="ce1">
            <text:p>85.34</text:p>
          </table:table-cell>
          <table:table-cell office:value-type="float" office:value="87.15" table:style-name="ce1">
            <text:p>87.15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56.3" table:style-name="ce1">
            <text:p>56.3</text:p>
          </table:table-cell>
          <table:table-cell office:value-type="string" table:style-name="ce1">
            <text:p>Roorkee</text:p>
          </table:table-cell>
          <table:table-cell office:value-type="string" table:style-name="ce1">
            <text:p>Uttarakhand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263</text:p>
          </table:table-cell>
          <table:table-cell office:value-type="string" table:style-name="ce1">
            <text:p>National Institute of Technology Calicut</text:p>
          </table:table-cell>
          <table:table-cell office:value-type="float" office:value="89.7" table:style-name="ce1">
            <text:p>89.7</text:p>
          </table:table-cell>
          <table:table-cell office:value-type="float" office:value="27.93" table:style-name="ce1">
            <text:p>27.93</text:p>
          </table:table-cell>
          <table:table-cell office:value-type="float" office:value="75.959999999999994" table:style-name="ce1">
            <text:p>75.96</text:p>
          </table:table-cell>
          <table:table-cell office:value-type="float" office:value="66.959999999999994" table:style-name="ce1">
            <text:p>66.96</text:p>
          </table:table-cell>
          <table:table-cell office:value-type="float" office:value="58.79" table:style-name="ce1">
            <text:p>58.79</text:p>
          </table:table-cell>
          <table:table-cell office:value-type="string" table:style-name="ce1">
            <text:p>Kozhikode</text:p>
          </table:table-cell>
          <table:table-cell office:value-type="string" table:style-name="ce1">
            <text:p>Kerala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127</text:p>
          </table:table-cell>
          <table:table-cell office:value-type="string" table:style-name="ce1">
            <text:p>Centre for Environmental Planning and Technology University</text:p>
          </table:table-cell>
          <table:table-cell office:value-type="float" office:value="70.14" table:style-name="ce1">
            <text:p>70.14</text:p>
          </table:table-cell>
          <table:table-cell office:value-type="float" office:value="43.18" table:style-name="ce1">
            <text:p>43.18</text:p>
          </table:table-cell>
          <table:table-cell office:value-type="float" office:value="82.53" table:style-name="ce1">
            <text:p>82.53</text:p>
          </table:table-cell>
          <table:table-cell office:value-type="float" office:value="59.98" table:style-name="ce1">
            <text:p>59.98</text:p>
          </table:table-cell>
          <table:table-cell office:value-type="float" office:value="74.72" table:style-name="ce1">
            <text:p>74.72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116</text:p>
          </table:table-cell>
          <table:table-cell office:value-type="string" table:style-name="ce1">
            <text:p>School of Planning and Architecture</text:p>
          </table:table-cell>
          <table:table-cell office:value-type="float" office:value="74.58" table:style-name="ce1">
            <text:p>74.58</text:p>
          </table:table-cell>
          <table:table-cell office:value-type="float" office:value="20.51" table:style-name="ce1">
            <text:p>20.51</text:p>
          </table:table-cell>
          <table:table-cell office:value-type="float" office:value="73.47" table:style-name="ce1">
            <text:p>73.47</text:p>
          </table:table-cell>
          <table:table-cell office:value-type="float" office:value="70.150000000000006" table:style-name="ce1">
            <text:p>70.1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584</text:p>
          </table:table-cell>
          <table:table-cell office:value-type="string" table:style-name="ce1">
            <text:p>Indian Institute of Engineering Science and Technology</text:p>
          </table:table-cell>
          <table:table-cell office:value-type="float" office:value="71.680000000000007" table:style-name="ce1">
            <text:p>71.68</text:p>
          </table:table-cell>
          <table:table-cell office:value-type="float" office:value="62.31" table:style-name="ce1">
            <text:p>62.31</text:p>
          </table:table-cell>
          <table:table-cell office:value-type="float" office:value="74.67" table:style-name="ce1">
            <text:p>74.67</text:p>
          </table:table-cell>
          <table:table-cell office:value-type="float" office:value="52.88" table:style-name="ce1">
            <text:p>52.8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hibpur</text:p>
          </table:table-cell>
          <table:table-cell office:value-type="string" table:style-name="ce1">
            <text:p>West Bengal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626</text:p>
          </table:table-cell>
          <table:table-cell office:value-type="string" table:style-name="ce1">
            <text:p>School of Planning and Architecture</text:p>
          </table:table-cell>
          <table:table-cell office:value-type="float" office:value="79.91" table:style-name="ce1">
            <text:p>79.91</text:p>
          </table:table-cell>
          <table:table-cell office:value-type="float" office:value="22.57" table:style-name="ce1">
            <text:p>22.57</text:p>
          </table:table-cell>
          <table:table-cell office:value-type="float" office:value="74.12" table:style-name="ce1">
            <text:p>74.12</text:p>
          </table:table-cell>
          <table:table-cell office:value-type="float" office:value="73.510000000000005" table:style-name="ce1">
            <text:p>73.51</text:p>
          </table:table-cell>
          <table:table-cell office:value-type="float" office:value="52.25" table:style-name="ce1">
            <text:p>52.25</text:p>
          </table:table-cell>
          <table:table-cell office:value-type="string" table:style-name="ce1">
            <text:p>Bhopal</text:p>
          </table:table-cell>
          <table:table-cell office:value-type="string" table:style-name="ce1">
            <text:p>Madhya Pradesh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467</text:p>
          </table:table-cell>
          <table:table-cell office:value-type="string" table:style-name="ce1">
            <text:p>National Institute of Technology Tiruchirappalli</text:p>
          </table:table-cell>
          <table:table-cell office:value-type="float" office:value="49.63" table:style-name="ce1">
            <text:p>49.63</text:p>
          </table:table-cell>
          <table:table-cell office:value-type="float" office:value="52.1" table:style-name="ce1">
            <text:p>52.1</text:p>
          </table:table-cell>
          <table:table-cell office:value-type="float" office:value="83.9" table:style-name="ce1">
            <text:p>83.9</text:p>
          </table:table-cell>
          <table:table-cell office:value-type="float" office:value="59.37" table:style-name="ce1">
            <text:p>59.37</text:p>
          </table:table-cell>
          <table:table-cell office:value-type="float" office:value="73.03" table:style-name="ce1">
            <text:p>73.03</text:p>
          </table:table-cell>
          <table:table-cell office:value-type="string" table:style-name="ce1">
            <text:p>Tiruchirappalli</text:p>
          </table:table-cell>
          <table:table-cell office:value-type="string" table:style-name="ce1">
            <text:p>Tamil Nadu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627</text:p>
          </table:table-cell>
          <table:table-cell office:value-type="string" table:style-name="ce1">
            <text:p>School of Planning and Architecture</text:p>
          </table:table-cell>
          <table:table-cell office:value-type="float" office:value="74.2" table:style-name="ce1">
            <text:p>74.2</text:p>
          </table:table-cell>
          <table:table-cell office:value-type="float" office:value="5.2" table:style-name="ce1">
            <text:p>5.2</text:p>
          </table:table-cell>
          <table:table-cell office:value-type="float" office:value="82.32" table:style-name="ce1">
            <text:p>82.32</text:p>
          </table:table-cell>
          <table:table-cell office:value-type="float" office:value="68.209999999999994" table:style-name="ce1">
            <text:p>68.21</text:p>
          </table:table-cell>
          <table:table-cell office:value-type="float" office:value="56.3" table:style-name="ce1">
            <text:p>56.3</text:p>
          </table:table-cell>
          <table:table-cell office:value-type="string" table:style-name="ce1">
            <text:p>Vijayawada</text:p>
          </table:table-cell>
          <table:table-cell office:value-type="string" table:style-name="ce1">
            <text:p>Andhra Pradesh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108</text:p>
          </table:table-cell>
          <table:table-cell office:value-type="string" table:style-name="ce1">
            <text:p>Jamia Millia Islamia</text:p>
          </table:table-cell>
          <table:table-cell office:value-type="float" office:value="66.06" table:style-name="ce1">
            <text:p>66.06</text:p>
          </table:table-cell>
          <table:table-cell office:value-type="float" office:value="0.67" table:style-name="ce1">
            <text:p>0.67</text:p>
          </table:table-cell>
          <table:table-cell office:value-type="float" office:value="87.09" table:style-name="ce1">
            <text:p>87.0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44.47" table:style-name="ce1">
            <text:p>44.47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C-43708</text:p>
          </table:table-cell>
          <table:table-cell office:value-type="string" table:style-name="ce1">
            <text:p>College of Engineering Trivandrum</text:p>
          </table:table-cell>
          <table:table-cell office:value-type="float" office:value="57.69" table:style-name="ce1">
            <text:p>57.69</text:p>
          </table:table-cell>
          <table:table-cell office:value-type="float" office:value="25.46" table:style-name="ce1">
            <text:p>25.46</text:p>
          </table:table-cell>
          <table:table-cell office:value-type="float" office:value="92.24" table:style-name="ce1">
            <text:p>92.24</text:p>
          </table:table-cell>
          <table:table-cell office:value-type="float" office:value="54.3" table:style-name="ce1">
            <text:p>54.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Thiruvananthapuram</text:p>
          </table:table-cell>
          <table:table-cell office:value-type="string" table:style-name="ce1">
            <text:p>Kerala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C-46330</text:p>
          </table:table-cell>
          <table:table-cell office:value-type="string" table:style-name="ce1">
            <text:p>Manipal Academy of Higher Education</text:p>
          </table:table-cell>
          <table:table-cell office:value-type="float" office:value="61.52" table:style-name="ce1">
            <text:p>61.52</text:p>
          </table:table-cell>
          <table:table-cell office:value-type="float" office:value="0" table:style-name="ce1">
            <text:p>0</text:p>
          </table:table-cell>
          <table:table-cell office:value-type="float" office:value="79.849999999999994" table:style-name="ce1">
            <text:p>79.85</text:p>
          </table:table-cell>
          <table:table-cell office:value-type="float" office:value="70.349999999999994" table:style-name="ce1">
            <text:p>70.35</text:p>
          </table:table-cell>
          <table:table-cell office:value-type="float" office:value="54.99" table:style-name="ce1">
            <text:p>54.99</text:p>
          </table:table-cell>
          <table:table-cell office:value-type="string" table:style-name="ce1">
            <text:p>Udupi</text:p>
          </table:table-cell>
          <table:table-cell office:value-type="string" table:style-name="ce1">
            <text:p>Karnataka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202</text:p>
          </table:table-cell>
          <table:table-cell office:value-type="string" table:style-name="ce1">
            <text:p>Birla Institute of Technology</text:p>
          </table:table-cell>
          <table:table-cell office:value-type="float" office:value="51.76" table:style-name="ce1">
            <text:p>51.76</text:p>
          </table:table-cell>
          <table:table-cell office:value-type="float" office:value="40.71" table:style-name="ce1">
            <text:p>40.71</text:p>
          </table:table-cell>
          <table:table-cell office:value-type="float" office:value="60.95" table:style-name="ce1">
            <text:p>60.95</text:p>
          </table:table-cell>
          <table:table-cell office:value-type="float" office:value="60.59" table:style-name="ce1">
            <text:p>60.59</text:p>
          </table:table-cell>
          <table:table-cell office:value-type="float" office:value="53.64" table:style-name="ce1">
            <text:p>53.64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C-57952</text:p>
          </table:table-cell>
          <table:table-cell office:value-type="string" table:style-name="ce1">
            <text:p>BMS College of Arhitecture</text:p>
          </table:table-cell>
          <table:table-cell office:value-type="float" office:value="63.4" table:style-name="ce1">
            <text:p>63.4</text:p>
          </table:table-cell>
          <table:table-cell office:value-type="float" office:value="0.01" table:style-name="ce1">
            <text:p>0.01</text:p>
          </table:table-cell>
          <table:table-cell office:value-type="float" office:value="77.67" table:style-name="ce1">
            <text:p>77.67</text:p>
          </table:table-cell>
          <table:table-cell office:value-type="float" office:value="57.88" table:style-name="ce1">
            <text:p>57.88</text:p>
          </table:table-cell>
          <table:table-cell office:value-type="float" office:value="54.99" table:style-name="ce1">
            <text:p>54.99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284</text:p>
          </table:table-cell>
          <table:table-cell office:value-type="string" table:style-name="ce1">
            <text:p>Maulana Azad National Institute of Technology</text:p>
          </table:table-cell>
          <table:table-cell office:value-type="float" office:value="56.44" table:style-name="ce1">
            <text:p>56.44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71.03" table:style-name="ce1">
            <text:p>71.03</text:p>
          </table:table-cell>
          <table:table-cell office:value-type="float" office:value="55.22" table:style-name="ce1">
            <text:p>55.22</text:p>
          </table:table-cell>
          <table:table-cell office:value-type="float" office:value="25.28" table:style-name="ce1">
            <text:p>25.28</text:p>
          </table:table-cell>
          <table:table-cell office:value-type="string" table:style-name="ce1">
            <text:p>Bhopal</text:p>
          </table:table-cell>
          <table:table-cell office:value-type="string" table:style-name="ce1">
            <text:p>Madhya Pradesh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496</text:p>
          </table:table-cell>
          <table:table-cell office:value-type="string" table:style-name="ce1">
            <text:p>Aligarh Muslim University</text:p>
          </table:table-cell>
          <table:table-cell office:value-type="float" office:value="40.68" table:style-name="ce1">
            <text:p>40.68</text:p>
          </table:table-cell>
          <table:table-cell office:value-type="float" office:value="50.18" table:style-name="ce1">
            <text:p>50.18</text:p>
          </table:table-cell>
          <table:table-cell office:value-type="float" office:value="88.25" table:style-name="ce1">
            <text:p>88.25</text:p>
          </table:table-cell>
          <table:table-cell office:value-type="float" office:value="40.729999999999997" table:style-name="ce1">
            <text:p>40.73</text:p>
          </table:table-cell>
          <table:table-cell office:value-type="float" office:value="34.909999999999997" table:style-name="ce1">
            <text:p>34.91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C-26794</text:p>
          </table:table-cell>
          <table:table-cell office:value-type="string" table:style-name="ce1">
            <text:p>Thiagarajar College of Engineering</text:p>
          </table:table-cell>
          <table:table-cell office:value-type="float" office:value="47.68" table:style-name="ce1">
            <text:p>47.68</text:p>
          </table:table-cell>
          <table:table-cell office:value-type="float" office:value="24.6" table:style-name="ce1">
            <text:p>24.6</text:p>
          </table:table-cell>
          <table:table-cell office:value-type="float" office:value="78.55" table:style-name="ce1">
            <text:p>78.55</text:p>
          </table:table-cell>
          <table:table-cell office:value-type="float" office:value="51" table:style-name="ce1">
            <text:p>51</text:p>
          </table:table-cell>
          <table:table-cell office:value-type="float" office:value="54.99" table:style-name="ce1">
            <text:p>54.99</text:p>
          </table:table-cell>
          <table:table-cell office:value-type="string" table:style-name="ce1">
            <text:p>Madurai</text:p>
          </table:table-cell>
          <table:table-cell office:value-type="string" table:style-name="ce1">
            <text:p>Tamil Nadu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439</text:p>
          </table:table-cell>
          <table:table-cell office:value-type="string" table:style-name="ce1">
            <text:p>Anna University</text:p>
          </table:table-cell>
          <table:table-cell office:value-type="float" office:value="46.6" table:style-name="ce1">
            <text:p>46.6</text:p>
          </table:table-cell>
          <table:table-cell office:value-type="float" office:value="25.5" table:style-name="ce1">
            <text:p>25.5</text:p>
          </table:table-cell>
          <table:table-cell office:value-type="float" office:value="58.1" table:style-name="ce1">
            <text:p>58.1</text:p>
          </table:table-cell>
          <table:table-cell office:value-type="float" office:value="52.83" table:style-name="ce1">
            <text:p>52.83</text:p>
          </table:table-cell>
          <table:table-cell office:value-type="float" office:value="80.87" table:style-name="ce1">
            <text:p>80.87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189</text:p>
          </table:table-cell>
          <table:table-cell office:value-type="string" table:style-name="ce1">
            <text:p>National Institute of Technology Hamirpur</text:p>
          </table:table-cell>
          <table:table-cell office:value-type="float" office:value="44.44" table:style-name="ce1">
            <text:p>44.44</text:p>
          </table:table-cell>
          <table:table-cell office:value-type="float" office:value="51.07" table:style-name="ce1">
            <text:p>51.07</text:p>
          </table:table-cell>
          <table:table-cell office:value-type="float" office:value="59.84" table:style-name="ce1">
            <text:p>59.84</text:p>
          </table:table-cell>
          <table:table-cell office:value-type="float" office:value="58.42" table:style-name="ce1">
            <text:p>58.42</text:p>
          </table:table-cell>
          <table:table-cell office:value-type="float" office:value="27.9" table:style-name="ce1">
            <text:p>27.9</text:p>
          </table:table-cell>
          <table:table-cell office:value-type="string" table:style-name="ce1">
            <text:p>Hamirpur</text:p>
          </table:table-cell>
          <table:table-cell office:value-type="string" table:style-name="ce1">
            <text:p>Himachal Pradesh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A-U-0454</text:p>
          </table:table-cell>
          <table:table-cell office:value-type="string" table:style-name="ce1">
            <text:p>Hindustan Institute of Technology <text:s/>and Science <text:s/>HITS</text:p>
          </table:table-cell>
          <table:table-cell office:value-type="float" office:value="53.75" table:style-name="ce1">
            <text:p>53.75</text:p>
          </table:table-cell>
          <table:table-cell office:value-type="float" office:value="19.68" table:style-name="ce1">
            <text:p>19.68</text:p>
          </table:table-cell>
          <table:table-cell office:value-type="float" office:value="80.14" table:style-name="ce1">
            <text:p>80.14</text:p>
          </table:table-cell>
          <table:table-cell office:value-type="float" office:value="47.84" table:style-name="ce1">
            <text:p>47.84</text:p>
          </table:table-cell>
          <table:table-cell office:value-type="float" office:value="22.48" table:style-name="ce1">
            <text:p>22.48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37:49Z</meta:creation-date>
    <dc:date>2022-03-09T16:37:49Z</dc:date>
  </office:meta>
</office:document-meta>
</file>